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au1" style:family="table" style:master-page-name="MP0">
      <style:table-properties style:width="17cm" fo:margin-left="0cm" style:page-number="auto" table:align="left"/>
    </style:style>
    <style:style style:name="Tableau1.A" style:family="table-column">
      <style:table-column-properties style:column-width="3.103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997cm"/>
    </style:style>
    <style:style style:name="Tableau1.D" style:family="table-column">
      <style:table-column-properties style:column-width="2.801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2" style:family="table-row">
      <style:table-row-properties style:min-row-height="0.817cm" style:use-optimal-row-height="false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" style:family="table-cell">
      <style:table-cell-properties fo:background-color="#c000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4" style:family="table-cell">
      <style:table-cell-properties fo:background-color="#c00000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7" style:family="table-row">
      <style:table-row-properties style:min-row-height="0.843cm" style:use-optimal-row-height="false"/>
    </style:style>
    <style:style style:name="Tableau1.B126" style:family="table-cell">
      <style:table-cell-properties fo:background-color="#94070a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6" style:family="table-cell">
      <style:table-cell-properties fo:background-color="#94070a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136" style:family="table-row">
      <style:table-row-properties style:min-row-height="0.97cm" style:use-optimal-row-height="false"/>
    </style:style>
    <style:style style:name="Tableau1.B138" style:family="table-cell">
      <style:table-cell-properties fo:background-color="transparent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38" style:family="table-cell">
      <style:table-cell-properties fo:background-color="transparent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 fo:break-before="pag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raveling _Typewriter"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style:font-name="Traveling _Typewriter" fo:font-size="15pt" officeooo:paragraph-rsid="0017aacd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style:font-name="Traveling _Typewriter" fo:font-size="15pt" officeooo:paragraph-rsid="001a1a4a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style:font-name="Traveling _Typewriter" fo:font-size="15pt" officeooo:paragraph-rsid="001d09eb" style:font-size-asian="15pt" style:font-size-complex="15pt"/>
    </style:style>
    <style:style style:name="P7" style:family="paragraph" style:parent-style-name="Table_20_Contents">
      <loext:graphic-properties draw:fill="solid" draw:fill-color="#94070a" draw:opacity="100%"/>
      <style:paragraph-properties fo:text-align="center" style:justify-single-word="false" fo:background-color="#94070a"/>
      <style:text-properties style:font-name="Traveling _Typewriter" fo:font-size="15pt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style:font-name="Traveling _Typewriter" fo:font-size="15pt" officeooo:rsid="0011845d" officeooo:paragraph-rsid="0011845d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  <style:text-properties style:font-name="Traveling _Typewriter" fo:font-size="15pt" officeooo:rsid="0011b8ea" officeooo:paragraph-rsid="0020769e" style:font-size-asian="15pt" style:font-size-complex="15pt"/>
    </style:style>
    <style:style style:name="P10" style:family="paragraph" style:parent-style-name="Table_20_Contents">
      <style:paragraph-properties fo:text-align="center" style:justify-single-word="false"/>
      <style:text-properties style:font-name="Traveling _Typewriter" fo:font-size="15pt" officeooo:rsid="001322ec" officeooo:paragraph-rsid="001322ec" style:font-size-asian="15pt" style:font-size-complex="15pt"/>
    </style:style>
    <style:style style:name="P11" style:family="paragraph" style:parent-style-name="Table_20_Contents">
      <style:paragraph-properties fo:text-align="center" style:justify-single-word="false"/>
      <style:text-properties style:font-name="Traveling _Typewriter" fo:font-size="15pt" officeooo:rsid="0014c9a9" officeooo:paragraph-rsid="0014c9a9" style:font-size-asian="15pt" style:font-size-complex="15pt"/>
    </style:style>
    <style:style style:name="P12" style:family="paragraph" style:parent-style-name="Table_20_Contents">
      <style:paragraph-properties fo:text-align="center" style:justify-single-word="false"/>
      <style:text-properties style:font-name="Traveling _Typewriter" fo:font-size="15pt" officeooo:rsid="00162255" officeooo:paragraph-rsid="00162255" style:font-size-asian="15pt" style:font-size-complex="15pt"/>
    </style:style>
    <style:style style:name="P13" style:family="paragraph" style:parent-style-name="Table_20_Contents">
      <style:paragraph-properties fo:text-align="center" style:justify-single-word="false"/>
      <style:text-properties style:font-name="Traveling _Typewriter" fo:font-size="15pt" officeooo:rsid="00176085" officeooo:paragraph-rsid="00176085" style:font-size-asian="15pt" style:font-size-complex="15pt"/>
    </style:style>
    <style:style style:name="P14" style:family="paragraph" style:parent-style-name="Table_20_Contents">
      <style:paragraph-properties fo:text-align="center" style:justify-single-word="false"/>
      <style:text-properties style:font-name="Traveling _Typewriter" fo:font-size="15pt" officeooo:rsid="0017aacd" officeooo:paragraph-rsid="0017aacd" style:font-size-asian="15pt" style:font-size-complex="15pt"/>
    </style:style>
    <style:style style:name="P15" style:family="paragraph" style:parent-style-name="Table_20_Contents">
      <style:paragraph-properties fo:text-align="center" style:justify-single-word="false"/>
      <style:text-properties style:font-name="Traveling _Typewriter" fo:font-size="15pt" officeooo:rsid="0018da10" officeooo:paragraph-rsid="0018da10" style:font-size-asian="15pt" style:font-size-complex="15pt"/>
    </style:style>
    <style:style style:name="P16" style:family="paragraph" style:parent-style-name="Table_20_Contents">
      <style:paragraph-properties fo:text-align="center" style:justify-single-word="false"/>
      <style:text-properties style:font-name="Traveling _Typewriter" fo:font-size="15pt" officeooo:rsid="001d09eb" officeooo:paragraph-rsid="001d09eb" style:font-size-asian="15pt" style:font-size-complex="15pt"/>
    </style:style>
    <style:style style:name="P17" style:family="paragraph" style:parent-style-name="Table_20_Contents">
      <style:paragraph-properties fo:text-align="center" style:justify-single-word="false"/>
      <style:text-properties style:font-name="Traveling _Typewriter" fo:font-size="15pt" officeooo:rsid="001eabdd" officeooo:paragraph-rsid="001eabdd" style:font-size-asian="15pt" style:font-size-complex="15pt"/>
    </style:style>
    <style:style style:name="P18" style:family="paragraph" style:parent-style-name="Table_20_Contents">
      <style:paragraph-properties fo:text-align="center" style:justify-single-word="false"/>
      <style:text-properties style:font-name="Traveling _Typewriter" fo:font-size="15pt" officeooo:rsid="0020769e" officeooo:paragraph-rsid="0020769e" style:font-size-asian="15pt" style:font-size-complex="15pt"/>
    </style:style>
    <style:style style:name="P19" style:family="paragraph" style:parent-style-name="Table_20_Contents">
      <style:paragraph-properties fo:text-align="center" style:justify-single-word="false"/>
      <style:text-properties style:font-name="Traveling _Typewriter" fo:font-size="15pt" officeooo:rsid="00220ece" officeooo:paragraph-rsid="00220ece" style:font-size-asian="15pt" style:font-size-complex="15pt"/>
    </style:style>
    <style:style style:name="P20" style:family="paragraph" style:parent-style-name="Table_20_Contents">
      <style:paragraph-properties fo:text-align="center" style:justify-single-word="false"/>
      <style:text-properties style:font-name="Traveling _Typewriter" fo:font-size="15pt" officeooo:rsid="0023e8ed" officeooo:paragraph-rsid="0023e8ed" style:font-size-asian="15pt" style:font-size-complex="15pt"/>
    </style:style>
    <style:style style:name="P21" style:family="paragraph" style:parent-style-name="Table_20_Contents">
      <style:paragraph-properties fo:text-align="center" style:justify-single-word="false"/>
      <style:text-properties style:font-name="Traveling _Typewriter" fo:font-size="15pt" officeooo:rsid="002496df" officeooo:paragraph-rsid="002496df" style:font-size-asian="15pt" style:font-size-complex="15pt"/>
    </style:style>
    <style:style style:name="P22" style:family="paragraph" style:parent-style-name="Table_20_Contents">
      <style:paragraph-properties fo:text-align="center" style:justify-single-word="false"/>
      <style:text-properties style:font-name="Traveling _Typewriter" fo:font-size="15pt" officeooo:rsid="0025066e" officeooo:paragraph-rsid="0025066e" style:font-size-asian="15pt" style:font-size-complex="15pt"/>
    </style:style>
    <style:style style:name="P23" style:family="paragraph" style:parent-style-name="Table_20_Contents">
      <style:paragraph-properties fo:text-align="center" style:justify-single-word="false"/>
      <style:text-properties style:font-name="Traveling _Typewriter" fo:font-size="15pt" officeooo:rsid="0025faca" style:font-size-asian="15pt" style:font-size-complex="15pt"/>
    </style:style>
    <style:style style:name="P24" style:family="paragraph" style:parent-style-name="Table_20_Contents">
      <style:paragraph-properties fo:text-align="center" style:justify-single-word="false"/>
      <style:text-properties style:font-name="Traveling _Typewriter" fo:font-size="15pt" officeooo:rsid="002718c1" officeooo:paragraph-rsid="002718c1" style:font-size-asian="15pt" style:font-size-complex="15pt"/>
    </style:style>
    <style:style style:name="P25" style:family="paragraph" style:parent-style-name="Table_20_Contents">
      <style:paragraph-properties fo:text-align="center" style:justify-single-word="false"/>
      <style:text-properties style:font-name="Traveling _Typewriter" fo:font-size="15pt" officeooo:rsid="00281933" officeooo:paragraph-rsid="00281933" style:font-size-asian="15pt" style:font-size-complex="15pt"/>
    </style:style>
    <style:style style:name="P26" style:family="paragraph" style:parent-style-name="Table_20_Contents">
      <style:paragraph-properties fo:text-align="center" style:justify-single-word="false"/>
      <style:text-properties style:font-name="Traveling _Typewriter" fo:font-size="15pt" officeooo:rsid="002962a7" officeooo:paragraph-rsid="002962a7" style:font-size-asian="15pt" style:font-size-complex="15pt"/>
    </style:style>
    <style:style style:name="P27" style:family="paragraph" style:parent-style-name="Table_20_Contents">
      <style:paragraph-properties fo:text-align="center" style:justify-single-word="false"/>
      <style:text-properties style:font-name="Traveling _Typewriter" fo:font-size="15pt" officeooo:rsid="0029634b" officeooo:paragraph-rsid="0029634b" style:font-size-asian="15pt" style:font-size-complex="15pt"/>
    </style:style>
    <style:style style:name="P28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Traveling _Typewriter" fo:font-size="15pt" officeooo:rsid="0029634b" officeooo:paragraph-rsid="0029634b" style:font-size-asian="15pt" style:font-size-complex="15pt"/>
    </style:style>
    <style:style style:name="P29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30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paragraph-rsid="00178839" style:font-size-asian="15pt" style:font-size-complex="15pt"/>
    </style:style>
    <style:style style:name="P31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paragraph-rsid="001a1a4a" style:font-size-asian="15pt" style:font-size-complex="15pt"/>
    </style:style>
    <style:style style:name="P32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1a1a4a" officeooo:paragraph-rsid="0011b8ea" style:font-size-asian="15pt" style:font-size-complex="15pt"/>
    </style:style>
    <style:style style:name="P33" style:family="paragraph" style:parent-style-name="Table_20_Contents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style:font-name="Traveling _Typewriter" fo:font-size="15pt" style:font-size-asian="15pt" style:font-size-complex="15pt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style:font-name="Traveling _Typewriter" fo:font-size="15pt" officeooo:paragraph-rsid="001d09eb" style:font-size-asian="15pt" style:font-size-complex="15pt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style:font-name="Traveling _Typewriter" fo:font-size="15pt" officeooo:rsid="0018da10" officeooo:paragraph-rsid="0018da10" style:font-size-asian="15pt" style:font-size-complex="15pt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style:font-name="Traveling _Typewriter" fo:font-size="15pt" officeooo:rsid="001a78d1" officeooo:paragraph-rsid="001a78d1" style:font-size-asian="15pt" style:font-size-complex="15pt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style:font-name="Traveling _Typewriter" fo:font-size="15pt" officeooo:rsid="0020769e" officeooo:paragraph-rsid="0020769e" style:font-size-asian="15pt" style:font-size-complex="15pt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style:font-name="Traveling _Typewriter" fo:font-size="15pt" officeooo:rsid="002962a7" officeooo:paragraph-rsid="002962a7" style:font-size-asian="15pt" style:font-size-complex="15pt"/>
    </style:style>
    <style:style style:name="P40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T1" style:family="text">
      <style:text-properties fo:color="#72bf44" style:font-name="Traveling _Typewriter" fo:font-size="15pt" style:font-size-asian="15pt" style:font-size-complex="15pt"/>
    </style:style>
    <style:style style:name="T2" style:family="text">
      <style:text-properties officeooo:rsid="0011845d"/>
    </style:style>
    <style:style style:name="T3" style:family="text">
      <style:text-properties officeooo:rsid="0011b8ea"/>
    </style:style>
    <style:style style:name="T4" style:family="text">
      <style:text-properties officeooo:rsid="001db9b2"/>
    </style:style>
    <style:style style:name="T5" style:family="text">
      <style:text-properties officeooo:rsid="0025fa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ays</text:p>
          </table:table-cell>
          <table:table-cell table:style-name="Tableau1.A1" office:value-type="string">
            <text:p text:style-name="P2">Époque (présent → passé)</text:p>
          </table:table-cell>
          <table:table-cell table:style-name="Tableau1.A1" office:value-type="string">
            <text:p text:style-name="P2">PNJ</text:p>
          </table:table-cell>
          <table:table-cell table:style-name="Tableau1.D1" office:value-type="string">
            <text:p text:style-name="P2">Obstacle</text:p>
          </table:table-cell>
        </table:table-row>
        <table:table-row table:style-name="Tableau1.2">
          <table:table-cell table:style-name="Tableau1.A2" table:number-rows-spanned="10" office:value-type="string">
            <text:p text:style-name="P3"/>
            <text:p text:style-name="P3"/>
            <text:p text:style-name="P3">Groenland</text:p>
          </table:table-cell>
          <table:table-cell table:style-name="Tableau1.A2" table:number-rows-spanned="2" office:value-type="string">
            <text:p text:style-name="P3">Nuuk</text:p>
          </table:table-cell>
          <table:table-cell table:style-name="Tableau1.A2" office:value-type="string">
            <text:p text:style-name="P34">Homme moderne</text:p>
          </table:table-cell>
          <table:table-cell table:style-name="Tableau1.D2" table:number-rows-spanned="2" office:value-type="string">
            <text:p text:style-name="P36">Bonhomme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modern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Aéroport militaire</text:p>
          </table:table-cell>
          <table:table-cell table:style-name="Tableau1.B4" office:value-type="string">
            <text:p text:style-name="P3">Aviateur</text:p>
          </table:table-cell>
          <table:table-cell table:style-name="Tableau1.D4" table:number-rows-spanned="2" office:value-type="string">
            <text:p text:style-name="P29">Caisse à outil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Mécanicie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nuit</text:p>
          </table:table-cell>
          <table:table-cell table:style-name="Tableau1.A2" office:value-type="string">
            <text:p text:style-name="P3">Pécheur</text:p>
          </table:table-cell>
          <table:table-cell table:style-name="Tableau1.D2" table:number-rows-spanned="2" office:value-type="string">
            <text:p text:style-name="P29">Phoque</text:p>
          </table:table-cell>
        </table:table-row>
        <table:table-row table:style-name="Tableau1.7">
          <table:covered-table-cell/>
          <table:covered-table-cell/>
          <table:table-cell table:style-name="Tableau1.A2" office:value-type="string">
            <text:p text:style-name="P3">Cuisin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viking</text:p>
          </table:table-cell>
          <table:table-cell table:style-name="Tableau1.A2" office:value-type="string">
            <text:p text:style-name="P3">Explorateur</text:p>
          </table:table-cell>
          <table:table-cell table:style-name="Tableau1.D2" table:number-rows-spanned="2" office:value-type="string">
            <text:p text:style-name="P29">Ha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saqqaq</text:p>
          </table:table-cell>
          <table:table-cell table:style-name="Tableau1.A2" office:value-type="string">
            <text:p text:style-name="P3">Homme préhistorique</text:p>
          </table:table-cell>
          <table:table-cell table:style-name="Tableau1.D2" table:number-rows-spanned="2" office:value-type="string">
            <text:p text:style-name="P29">Stalagmi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EUA</text:p>
          </table:table-cell>
          <table:table-cell table:style-name="Tableau1.A2" table:number-rows-spanned="2" office:value-type="string">
            <text:p text:style-name="P3">New-York</text:p>
          </table:table-cell>
          <table:table-cell table:style-name="Tableau1.A2" office:value-type="string">
            <text:p text:style-name="P3">Serveur Mcdo</text:p>
          </table:table-cell>
          <table:table-cell table:style-name="Tableau1.D2" table:number-rows-spanned="2" office:value-type="string">
            <text:p text:style-name="P3">Cône de chantier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uffeur de taxi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Quartier mafieux</text:p>
          </table:table-cell>
          <table:table-cell table:style-name="Tableau1.B4" office:value-type="string">
            <text:p text:style-name="P3">Italien</text:p>
          </table:table-cell>
          <table:table-cell table:style-name="Tableau1.D4" table:number-rows-spanned="2" office:value-type="string">
            <text:p text:style-name="P3">Dynamit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hamps de bataille (canyon)</text:p>
          </table:table-cell>
          <table:table-cell table:style-name="Tableau1.A2" office:value-type="string">
            <text:p text:style-name="P3">Amérindien</text:p>
          </table:table-cell>
          <table:table-cell table:style-name="Tableau1.D2" table:number-rows-spanned="2" office:value-type="string">
            <text:p text:style-name="P3">Crâne de bis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wboy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roquois</text:p>
          </table:table-cell>
          <table:table-cell table:style-name="Tableau1.A2" office:value-type="string">
            <text:p text:style-name="P3">Pionnier</text:p>
          </table:table-cell>
          <table:table-cell table:style-name="Tableau1.D2" table:number-rows-spanned="2" office:value-type="string">
            <text:p text:style-name="P3">Feu de champ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éch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hopewell</text:p>
          </table:table-cell>
          <table:table-cell table:style-name="Tableau1.B4" office:value-type="string">
            <text:p text:style-name="P3">Chasseur</text:p>
          </table:table-cell>
          <table:table-cell table:style-name="Tableau1.D4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Commerçant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exique</text:p>
          </table:table-cell>
          <table:table-cell table:style-name="Tableau1.A2" table:number-rows-spanned="2" office:value-type="string">
            <text:p text:style-name="P3">Mexico</text:p>
          </table:table-cell>
          <table:table-cell table:style-name="Tableau1.A2" office:value-type="string">
            <text:p text:style-name="P29">Mariachi</text:p>
          </table:table-cell>
          <table:table-cell table:style-name="Tableau1.D2" table:number-rows-spanned="2" office:value-type="string">
            <text:p text:style-name="P3">Tacos écrasé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9">Barm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saccagée</text:p>
          </table:table-cell>
          <table:table-cell table:style-name="Tableau1.A2" office:value-type="string">
            <text:p text:style-name="P3">Révolutionnaire</text:p>
          </table:table-cell>
          <table:table-cell table:style-name="Tableau1.D2" table:number-rows-spanned="2" office:value-type="string">
            <text:p text:style-name="P3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i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de Tenochtitlan</text:p>
          </table:table-cell>
          <table:table-cell table:style-name="Tableau1.A2" office:value-type="string">
            <text:p text:style-name="P3">Soldat aztèques</text:p>
          </table:table-cell>
          <table:table-cell table:style-name="Tableau1.D2" table:number-rows-spanned="2" office:value-type="string">
            <text:p text:style-name="P33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quistado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Champs de <text:soft-page-break/>bataille (jungle)</text:p>
          </table:table-cell>
          <table:table-cell table:style-name="Tableau1.B4" office:value-type="string">
            <text:p text:style-name="P3">Soldat tlaxcalans</text:p>
          </table:table-cell>
          <table:table-cell table:style-name="Tableau1.D4" table:number-rows-spanned="2" office:value-type="string">
            <text:p text:style-name="P33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Soldat aztèques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du désert</text:p>
          </table:table-cell>
          <table:table-cell table:style-name="Tableau1.B4" office:value-type="string">
            <text:p text:style-name="P3">Sculpteur olmèque</text:p>
          </table:table-cell>
          <table:table-cell table:style-name="Tableau1.D4" table:number-rows-spanned="2" office:value-type="string">
            <text:p text:style-name="P29">Cactu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Dresseur de chevaux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Brésil</text:p>
          </table:table-cell>
          <table:table-cell table:style-name="Tableau1.A2" table:number-rows-spanned="2" office:value-type="string">
            <text:p text:style-name="P3">Stade de foot</text:p>
          </table:table-cell>
          <table:table-cell table:style-name="Tableau1.A2" office:value-type="string">
            <text:p text:style-name="P3">Supporter</text:p>
          </table:table-cell>
          <table:table-cell table:style-name="Tableau1.D2" table:number-rows-spanned="2" office:value-type="string">
            <text:p text:style-name="P3">Ball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6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Favelas</text:p>
          </table:table-cell>
          <table:table-cell table:style-name="Tableau1.A2" office:value-type="string">
            <text:p text:style-name="P3">Gamin footballeur</text:p>
          </table:table-cell>
          <table:table-cell table:style-name="Tableau1.D2" table:number-rows-spanned="2" office:value-type="string">
            <text:p text:style-name="P31">Caisse à outil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artel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n<text:span text:style-name="T4">ca</text:span></text:p>
          </table:table-cell>
          <table:table-cell table:style-name="Tableau1.A2" office:value-type="string">
            <text:p text:style-name="P20">Paysan</text:p>
          </table:table-cell>
          <table:table-cell table:style-name="Tableau1.D2" table:number-rows-spanned="2" office:value-type="string">
            <text:p text:style-name="P3">Plante <text:span text:style-name="T2">carnivore</text:span>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21">Manqu Qhapaq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talie</text:p>
          </table:table-cell>
          <table:table-cell table:style-name="Tableau1.A2" table:number-rows-spanned="2" office:value-type="string">
            <text:p text:style-name="P3">Rome</text:p>
          </table:table-cell>
          <table:table-cell table:style-name="Tableau1.A2" office:value-type="string">
            <text:p text:style-name="P3">Pizzaiolo</text:p>
          </table:table-cell>
          <table:table-cell table:style-name="Tableau1.D2" table:number-rows-spanned="2" office:value-type="string">
            <text:p text:style-name="P3">Spaghett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éfilé fasciste</text:p>
          </table:table-cell>
          <table:table-cell table:style-name="Tableau1.A2" office:value-type="string">
            <text:p text:style-name="P3">Soldat</text:p>
          </table:table-cell>
          <table:table-cell table:style-name="Tableau1.D2" table:number-rows-spanned="2" office:value-type="string">
            <text:p text:style-name="P3">Bombe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22">Milit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enise</text:p>
          </table:table-cell>
          <table:table-cell table:style-name="Tableau1.A2" office:value-type="string">
            <text:p text:style-name="P3">Peintre</text:p>
          </table:table-cell>
          <table:table-cell table:style-name="Tableau1.D2" table:number-rows-spanned="2" office:value-type="string">
            <text:p text:style-name="P3">Buri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ulpt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olisée</text:p>
          </table:table-cell>
          <table:table-cell table:style-name="Tableau1.A2" office:value-type="string">
            <text:p text:style-name="P3">Gladiateur</text:p>
          </table:table-cell>
          <table:table-cell table:style-name="Tableau1.D2" table:number-rows-spanned="2" office:value-type="string">
            <text:p text:style-name="P3">L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Esclav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France</text:p>
          </table:table-cell>
          <table:table-cell table:style-name="Tableau1.A2" table:number-rows-spanned="2" office:value-type="string">
            <text:p text:style-name="P3">Tour Eiffel</text:p>
          </table:table-cell>
          <table:table-cell table:style-name="Tableau1.A2" office:value-type="string">
            <text:p text:style-name="P3">CRS</text:p>
          </table:table-cell>
          <table:table-cell table:style-name="Tableau1.D2" table:number-rows-spanned="2" office:value-type="string">
            <text:p text:style-name="P3">Pige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Gilet jau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campagne</text:p>
          </table:table-cell>
          <table:table-cell table:style-name="Tableau1.A2" office:value-type="string">
            <text:p text:style-name="P3">Schutzstaffel</text:p>
          </table:table-cell>
          <table:table-cell table:style-name="Tableau1.D2" table:number-rows-spanned="2" office:value-type="string">
            <text:p text:style-name="P3">Fou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pavée</text:p>
          </table:table-cell>
          <table:table-cell table:style-name="Tableau1.A2" office:value-type="string">
            <text:p text:style-name="P11">Napoléon Ier</text:p>
          </table:table-cell>
          <table:table-cell table:style-name="Tableau1.D2" table:number-rows-spanned="2" office:value-type="string">
            <text:p text:style-name="P3">To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royal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hâteau</text:p>
          </table:table-cell>
          <table:table-cell table:style-name="Tableau1.A2" office:value-type="string">
            <text:p text:style-name="P3">Chevalier</text:p>
          </table:table-cell>
          <table:table-cell table:style-name="Tableau1.D2" table:number-rows-spanned="2" office:value-type="string">
            <text:p text:style-name="P3">Loup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ysan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celte</text:p>
          </table:table-cell>
          <table:table-cell table:style-name="Tableau1.A2" office:value-type="string">
            <text:p text:style-name="P3">Druide</text:p>
          </table:table-cell>
          <table:table-cell table:style-name="Tableau1.D2" table:number-rows-spanned="2" office:value-type="string">
            <text:p text:style-name="P3">Fauci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romai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Russie</text:p>
          </table:table-cell>
          <table:table-cell table:style-name="Tableau1.A2" table:number-rows-spanned="2" office:value-type="string">
            <text:p text:style-name="P12">Quartier populaire</text:p>
          </table:table-cell>
          <table:table-cell table:style-name="Tableau1.A2" office:value-type="string">
            <text:p text:style-name="P13">Racaille</text:p>
          </table:table-cell>
          <table:table-cell table:style-name="Tableau1.D2" table:number-rows-spanned="2" office:value-type="string">
            <text:p text:style-name="P3">Vodk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Prypiat</text:p>
          </table:table-cell>
          <table:table-cell table:style-name="Tableau1.A2" office:value-type="string">
            <text:p text:style-name="P3">Soldat soviétique</text:p>
          </table:table-cell>
          <table:table-cell table:style-name="Tableau1.D2" table:number-rows-spanned="2" office:value-type="string">
            <text:p text:style-name="P3">Bidon radioactif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ukrainien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Russe</text:p>
          </table:table-cell>
          <table:table-cell table:style-name="Tableau1.A2" office:value-type="string">
            <text:p text:style-name="P3">Cosaque</text:p>
          </table:table-cell>
          <table:table-cell table:style-name="Tableau1.D2" table:number-rows-spanned="2" office:value-type="string">
            <text:p text:style-name="P4">Piège à our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4">Slav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athédrale Saint-Basile</text:p>
          </table:table-cell>
          <table:table-cell table:style-name="Tableau1.A2" office:value-type="string">
            <text:p text:style-name="P3">Soldat</text:p>
          </table:table-cell>
          <table:table-cell table:style-name="Tableau1.D2" table:number-rows-spanned="2" office:value-type="string">
            <text:p text:style-name="P15">Tas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rêt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Égypte</text:p>
          </table:table-cell>
          <table:table-cell table:style-name="Tableau1.A2" table:number-rows-spanned="2" office:value-type="string">
            <text:p text:style-name="P3">Rue touristique</text:p>
          </table:table-cell>
          <table:table-cell table:style-name="Tableau1.A2" office:value-type="string">
            <text:p text:style-name="P3">Imam</text:p>
          </table:table-cell>
          <table:table-cell table:style-name="Tableau1.D2" table:number-rows-spanned="2" office:value-type="string">
            <text:p text:style-name="P30">Caisse en bo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Vendeur de bijoux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anal de Suez</text:p>
          </table:table-cell>
          <table:table-cell table:style-name="Tableau1.A2" office:value-type="string">
            <text:p text:style-name="P3">Soldat britannique</text:p>
          </table:table-cell>
          <table:table-cell table:style-name="Tableau1.D2" table:number-rows-spanned="2" office:value-type="string">
            <text:p text:style-name="P3">Crocodi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Ouvrier égypt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Pyramides de Gizeh</text:p>
          </table:table-cell>
          <table:table-cell table:style-name="Tableau1.A2" office:value-type="string">
            <text:p text:style-name="P3">Esclave égyptien</text:p>
          </table:table-cell>
          <table:table-cell table:style-name="Tableau1.D2" table:number-rows-spanned="2" office:value-type="string">
            <text:p text:style-name="P3">Pierre taillé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harao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frique du Sud</text:p>
          </table:table-cell>
          <table:table-cell table:style-name="Tableau1.A2" table:number-rows-spanned="2" office:value-type="string">
            <text:p text:style-name="P3">Johannesburg</text:p>
          </table:table-cell>
          <table:table-cell table:style-name="Tableau1.A2" office:value-type="string">
            <text:p text:style-name="P3">Homme moderne noir</text:p>
          </table:table-cell>
          <table:table-cell table:style-name="Tableau1.D2" table:number-rows-spanned="2" office:value-type="string">
            <text:p text:style-name="P3">Pied de bi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Homme moderne blanc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Apartheid</text:p>
          </table:table-cell>
          <table:table-cell table:style-name="Tableau1.A2" office:value-type="string">
            <text:p text:style-name="P3">Mandela</text:p>
          </table:table-cell>
          <table:table-cell table:style-name="Tableau1.D2" table:number-rows-spanned="2" office:value-type="string">
            <text:p text:style-name="P3">Barricad<text:soft-page-break/>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zoulou</text:p>
          </table:table-cell>
          <table:table-cell table:style-name="Tableau1.A2" office:value-type="string">
            <text:p text:style-name="P3">Guerrier</text:p>
          </table:table-cell>
          <table:table-cell table:style-name="Tableau1.D2" table:number-rows-spanned="2" office:value-type="string">
            <text:p text:style-name="P3">Lan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uisiniè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Savane</text:p>
          </table:table-cell>
          <table:table-cell table:style-name="Tableau1.A2" office:value-type="string">
            <text:p text:style-name="P3">Homme préhistorique</text:p>
          </table:table-cell>
          <table:table-cell table:style-name="Tableau1.D2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oyen Orient</text:p>
          </table:table-cell>
          <table:table-cell table:style-name="Tableau1.A2" table:number-rows-spanned="2" office:value-type="string">
            <text:p text:style-name="P3">Gaza</text:p>
          </table:table-cell>
          <table:table-cell table:style-name="Tableau1.A2" office:value-type="string">
            <text:p text:style-name="P3">Soldat israélien</text:p>
          </table:table-cell>
          <table:table-cell table:style-name="Tableau1.D2" table:number-rows-spanned="2" office:value-type="string">
            <text:p text:style-name="P3">Mi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lestin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Ottoman</text:p>
          </table:table-cell>
          <table:table-cell table:style-name="Tableau1.A2" office:value-type="string">
            <text:p text:style-name="P3">Janissaire</text:p>
          </table:table-cell>
          <table:table-cell table:style-name="Tableau1.D2" table:number-rows-spanned="2" office:value-type="string">
            <text:p text:style-name="P6">Scorp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ultan 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Jérusalem</text:p>
          </table:table-cell>
          <table:table-cell table:style-name="Tableau1.A2" office:value-type="string">
            <text:p text:style-name="P3">Croisé</text:p>
          </table:table-cell>
          <table:table-cell table:style-name="Tableau1.D2" table:number-rows-spanned="2" office:value-type="string">
            <text:p text:style-name="P3">Crucifix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arrasi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Temple de Salomon</text:p>
          </table:table-cell>
          <table:table-cell table:style-name="Tableau1.A2" office:value-type="string">
            <text:p text:style-name="P3">Juif</text:p>
          </table:table-cell>
          <table:table-cell table:style-name="Tableau1.D2" table:number-rows-spanned="2" office:value-type="string">
            <text:p text:style-name="P3">Arc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babylonie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nde</text:p>
          </table:table-cell>
          <table:table-cell table:style-name="Tableau1.A2" table:number-rows-spanned="2" office:value-type="string">
            <text:p text:style-name="P3">Bidonville</text:p>
          </table:table-cell>
          <table:table-cell table:style-name="Tableau1.A2" office:value-type="string">
            <text:p text:style-name="P3">Macaque</text:p>
          </table:table-cell>
          <table:table-cell table:style-name="Tableau1.D2" table:number-rows-spanned="2" office:value-type="string">
            <text:p text:style-name="P3">Peau de bana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uffeur tuk tuk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23">Delhi</text:p>
          </table:table-cell>
          <table:table-cell table:style-name="Tableau1.A2" office:value-type="string">
            <text:p text:style-name="P3">Gandhi</text:p>
          </table:table-cell>
          <table:table-cell table:style-name="Tableau1.D2" table:number-rows-spanned="2" office:value-type="string">
            <text:p text:style-name="P3">Pim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britanniqu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Taj Mahal</text:p>
          </table:table-cell>
          <table:table-cell table:style-name="Tableau1.A2" office:value-type="string">
            <text:p text:style-name="P3">Ouvrier indien</text:p>
          </table:table-cell>
          <table:table-cell table:style-name="Tableau1.D2" table:number-rows-spanned="2" office:value-type="string">
            <text:p text:style-name="P15">Crotte d’élépha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ducteur éléph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oyaume de Vijayan<text:span text:style-name="T5">â</text:span>g<text:span text:style-name="T5">a</text:span>ra</text:p>
          </table:table-cell>
          <table:table-cell table:style-name="Tableau1.A2" office:value-type="string">
            <text:p text:style-name="P24">Mineur</text:p>
          </table:table-cell>
          <table:table-cell table:style-name="Tableau1.D2" table:number-rows-spanned="2" office:value-type="string">
            <text:p text:style-name="P32">Myga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24">Dresseur de serpent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Chine</text:p>
          </table:table-cell>
          <table:table-cell table:style-name="Tableau1.A2" table:number-rows-spanned="2" office:value-type="string">
            <text:p text:style-name="P3">Villes chinoises <text:soft-page-break/>modernes</text:p>
          </table:table-cell>
          <table:table-cell table:style-name="Tableau1.A2" office:value-type="string">
            <text:p text:style-name="P3"/>
          </table:table-cell>
          <table:table-cell table:style-name="Tableau1.D2" table:number-rows-spanned="2" office:value-type="string">
            <text:p text:style-name="P5">Poube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éfilé militaire de la RPC</text:p>
          </table:table-cell>
          <table:table-cell table:style-name="Tableau1.A2" office:value-type="string">
            <text:p text:style-name="P3">Patriote communiste</text:p>
          </table:table-cell>
          <table:table-cell table:style-name="Tableau1.D2" table:number-rows-spanned="2" office:value-type="string">
            <text:p text:style-name="P17">Drapeau rou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ommun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ité interdite</text:p>
          </table:table-cell>
          <table:table-cell table:style-name="Tableau1.A2" office:value-type="string">
            <text:p text:style-name="P3">Empereur</text:p>
          </table:table-cell>
          <table:table-cell table:style-name="Tableau1.D2" table:number-rows-spanned="2" office:value-type="string">
            <text:p text:style-name="P18">Épée dadao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mmerç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Muraille de Chine</text:p>
          </table:table-cell>
          <table:table-cell table:style-name="Tableau1.A2" office:value-type="string">
            <text:p text:style-name="P3">Soldat mongol</text:p>
          </table:table-cell>
          <table:table-cell table:style-name="Tableau1.D2" table:number-rows-spanned="2" office:value-type="string">
            <text:p text:style-name="P3">Feu d’artifi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hinoi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Palais dynastie Shang</text:p>
          </table:table-cell>
          <table:table-cell table:style-name="Tableau1.A2" office:value-type="string">
            <text:p text:style-name="P25">Garde</text:p>
          </table:table-cell>
          <table:table-cell table:style-name="Tableau1.D2" table:number-rows-spanned="2" office:value-type="string">
            <text:p text:style-name="P18">Flambea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25">Femm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Japon</text:p>
          </table:table-cell>
          <table:table-cell table:style-name="Tableau1.A2" table:number-rows-spanned="2" office:value-type="string">
            <text:p text:style-name="P3">Tokyo</text:p>
          </table:table-cell>
          <table:table-cell table:style-name="Tableau1.A2" office:value-type="string">
            <text:p text:style-name="P26">Employer</text:p>
          </table:table-cell>
          <table:table-cell table:style-name="Tableau1.D2" table:number-rows-spanned="2" office:value-type="string">
            <text:p text:style-name="P18">Figurine obscè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26">Écoliè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iroshima (détruit)</text:p>
          </table:table-cell>
          <table:table-cell table:style-name="Tableau1.A2" office:value-type="string">
            <text:p text:style-name="P10">Irradié</text:p>
          </table:table-cell>
          <table:table-cell table:style-name="Tableau1.D2" table:number-rows-spanned="2" office:value-type="string">
            <text:p text:style-name="P10">Flaque radioactiv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Médecin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8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ongan-ji d’Ishiyama</text:p>
          </table:table-cell>
          <table:table-cell table:style-name="Tableau1.A2" office:value-type="string">
            <text:p text:style-name="P29">Samurai</text:p>
          </table:table-cell>
          <table:table-cell table:style-name="Tableau1.D2" table:number-rows-spanned="2" office:value-type="string">
            <text:p text:style-name="P18">Katan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oine bouddh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8">Village Yayoi</text:p>
          </table:table-cell>
          <table:table-cell table:style-name="Tableau1.A2" office:value-type="string">
            <text:p text:style-name="P8">Paysan</text:p>
          </table:table-cell>
          <table:table-cell table:style-name="Tableau1.D2" table:number-rows-spanned="2" office:value-type="string">
            <text:p text:style-name="P9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8">Pêcheur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ustralie</text:p>
          </table:table-cell>
          <table:table-cell table:style-name="Tableau1.A2" table:number-rows-spanned="2" office:value-type="string">
            <text:p text:style-name="P3"><text:span text:style-name="T3">Opéra de </text:span>Sydney</text:p>
          </table:table-cell>
          <table:table-cell table:style-name="Tableau1.A2" office:value-type="string">
            <text:p text:style-name="P39">Cymbaliste</text:p>
          </table:table-cell>
          <table:table-cell table:style-name="Tableau1.D2" table:number-rows-spanned="2" office:value-type="string">
            <text:p text:style-name="P37">Trompet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26">Nobl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6">Spatioport de Woomera</text:p>
          </table:table-cell>
          <table:table-cell table:style-name="Tableau1.A2" office:value-type="string">
            <text:p text:style-name="P24">Mécanicien</text:p>
          </table:table-cell>
          <table:table-cell table:style-name="Tableau1.D2" table:number-rows-spanned="2" office:value-type="string">
            <text:p text:style-name="P16">Sci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24">Scientifique</text:p>
          </table:table-cell>
          <table:covered-table-cell/>
        </table:table-row>
        <table:table-row table:style-name="Tableau1.136">
          <table:covered-table-cell/>
          <table:table-cell table:style-name="Tableau1.B126" table:number-rows-spanned="2" office:value-type="string">
            <text:p text:style-name="P38"/>
          </table:table-cell>
          <table:table-cell table:style-name="Tableau1.B126" office:value-type="string">
            <text:p text:style-name="P34"/>
          </table:table-cell>
          <table:table-cell table:style-name="Tableau1.D126" table:number-rows-spanned="2" office:value-type="string">
            <text:p text:style-name="P35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7"/>
          </table:table-cell>
          <table:covered-table-cell/>
        </table:table-row>
        <table:table-row>
          <table:covered-table-cell/>
          <table:table-cell table:style-name="Tableau1.B138" table:number-rows-spanned="2" office:value-type="string">
            <text:p text:style-name="P18">Village aborigène</text:p>
          </table:table-cell>
          <table:table-cell table:style-name="Tableau1.B138" office:value-type="string">
            <text:p text:style-name="P27">Chef tribal</text:p>
          </table:table-cell>
          <table:table-cell table:style-name="Tableau1.D138" table:number-rows-spanned="2" office:value-type="string">
            <text:p text:style-name="P6">Bébé kangourou</text:p>
          </table:table-cell>
        </table:table-row>
        <table:table-row>
          <table:covered-table-cell/>
          <table:covered-table-cell/>
          <table:table-cell table:style-name="Tableau1.B138" office:value-type="string">
            <text:p text:style-name="P28">Chasseur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_64 LibreOffice_project/4014ce260a04f1026ba855d3b8d91541c224eab8</meta:generator>
    <meta:creation-date>2009-04-16T11:32:00Z</meta:creation-date>
    <dc:date>2019-10-14T20:52:17.087000000</dc:date>
    <meta:editing-cycles>102</meta:editing-cycles>
    <meta:editing-duration>PT5H42M58S</meta:editing-duration>
    <meta:document-statistic meta:table-count="1" meta:image-count="0" meta:object-count="0" meta:page-count="6" meta:paragraph-count="248" meta:word-count="397" meta:character-count="2701" meta:non-whitespace-character-count="2551"/>
    <meta:user-defined meta:name="Info 1"/>
    <meta:user-defined meta:name="Info 2"/>
    <meta:user-defined meta:name="Info 3"/>
    <meta:user-defined meta:name="Info 4"/>
    <meta:template xlink:type="simple" xlink:actuate="onRequest" xlink:title="" xlink:href="E22AB1BD.dotm"/>
  </office:meta>
</office:document-meta>
</file>